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Temperature Number</text:p>
          </table:table-cell>
          <table:table-cell table:number-columns-repeated="8"/>
          <table:table-cell office:value-type="string" calcext:value-type="string">
            <text:p>myself</text:p>
          </table:table-cell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3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5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8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9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0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2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4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1" calcext:value-type="date">
            <text:p>01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4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9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0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5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2" calcext:value-type="date">
            <text:p>02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9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9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0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9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6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8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8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3" calcext:value-type="date">
            <text:p>03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4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5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5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5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5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5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5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6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6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6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6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65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66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67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68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69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70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71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7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73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75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78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7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8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8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4" calcext:value-type="date">
            <text:p>04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9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9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9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9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0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0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0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0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0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0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0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208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09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10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11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212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13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14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15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16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17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18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19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2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2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2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2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2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2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2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5" calcext:value-type="date">
            <text:p>05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3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4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4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4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4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4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4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5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5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5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5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54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55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256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57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58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59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260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261];2)" office:value-type="string" office:string-value="38" calcext:value-type="string">
            <text:p>38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262];2)" office:value-type="string" office:string-value="38" calcext:value-type="string">
            <text:p>38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263];2)" office:value-type="string" office:string-value="38" calcext:value-type="string">
            <text:p>38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26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265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26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268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26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7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7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8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8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28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8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6" calcext:value-type="date">
            <text:p>06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84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8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8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8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9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29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9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29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00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0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3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4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5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6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08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309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1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11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1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13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1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15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1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1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1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1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2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2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7" calcext:value-type="date">
            <text:p>07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3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3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3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7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3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4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4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4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4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44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4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4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47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4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49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352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353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5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57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358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59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0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6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6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6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6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36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6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7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8" calcext:value-type="date">
            <text:p>08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7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8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8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38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8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39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9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392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9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9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39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9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397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39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39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0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02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03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05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0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08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09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1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1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12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1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1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09" calcext:value-type="date">
            <text:p>09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7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2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0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6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43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38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3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40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41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42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4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4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4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46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47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48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49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0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51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52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453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454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455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456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458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59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6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6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6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6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6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0" calcext:value-type="date">
            <text:p>10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7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7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2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48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87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88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89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0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1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492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493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4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4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8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49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0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0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0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0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0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0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0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0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0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0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1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1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1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1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1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2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1" calcext:value-type="date">
            <text:p>11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2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2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2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36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3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3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3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4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4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4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5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5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5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5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9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5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5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5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6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6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56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2" calcext:value-type="date">
            <text:p>12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6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2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73];2)" office:value-type="string" office:string-value="27" calcext:value-type="string">
            <text:p>27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4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5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7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58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8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58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8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8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58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86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8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8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8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59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592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93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9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59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9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98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599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0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0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3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8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09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0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1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2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3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4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5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3" calcext:value-type="date">
            <text:p>13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6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1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2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2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2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2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2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2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2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2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2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2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3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3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3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3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3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35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36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37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38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3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40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4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4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4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5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6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8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49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50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51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52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3];2)" office:value-type="string" office:string-value="30" calcext:value-type="string">
            <text:p>30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654];2)" office:value-type="string" office:string-value="30" calcext:value-type="string">
            <text:p>30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5];2)" office:value-type="string" office:string-value="29" calcext:value-type="string">
            <text:p>29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6];2)" office:value-type="string" office:string-value="29" calcext:value-type="string">
            <text:p>29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7];2)" office:value-type="string" office:string-value="29" calcext:value-type="string">
            <text:p>29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8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59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0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1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2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3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4" calcext:value-type="date">
            <text:p>14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4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5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6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7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68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69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0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1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2];2)" office:value-type="string" office:string-value="28" calcext:value-type="string">
            <text:p>28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676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67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7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679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8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68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682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8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85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86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8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88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89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90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91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692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93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9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695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696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97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9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69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0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0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3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4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5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6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7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08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09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1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5" calcext:value-type="date">
            <text:p>15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1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1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2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22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72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2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2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26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2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2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29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30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31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32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33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34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35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36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37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38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39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4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4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4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4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4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45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746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47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4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4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50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51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52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53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5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6" calcext:value-type="date">
            <text:p>16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75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0];2)" office:value-type="string" office:string-value="29" calcext:value-type="string">
            <text:p>29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6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77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77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7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73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74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775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77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78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79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80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81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82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83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8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785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86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787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88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89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90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791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792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3];2)" office:value-type="string" office:string-value="31" calcext:value-type="string">
            <text:p>31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4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79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0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01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0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0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0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5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7" calcext:value-type="date">
            <text:p>17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0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1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1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81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7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8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1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20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2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22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23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24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25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26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27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2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29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30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31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32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33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3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35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36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3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3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39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40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841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4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4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4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4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0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5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52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53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8" calcext:value-type="date">
            <text:p>18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5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6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5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5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0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1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5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866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8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6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7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71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72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73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7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75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76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7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78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79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880];2)" office:value-type="string" office:string-value="36" calcext:value-type="string">
            <text:p>36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81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82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83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84];2)" office:value-type="string" office:string-value="34" calcext:value-type="string">
            <text:p>34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85];2)" office:value-type="string" office:string-value="34" calcext:value-type="string">
            <text:p>34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8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88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888];2)" office:value-type="string" office:string-value="34" calcext:value-type="string">
            <text:p>34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89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890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1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2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3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4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5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6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7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898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899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00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01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2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19" calcext:value-type="date">
            <text:p>19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3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4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0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0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0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10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14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1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1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17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18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19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20];2)" office:value-type="string" office:string-value="34" calcext:value-type="string">
            <text:p>34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21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22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23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24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25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926];2)" office:value-type="string" office:string-value="38" calcext:value-type="string">
            <text:p>38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9°C</text:p>
          </table:table-cell>
          <table:table-cell table:style-name="ce5" table:formula="of:=LEFT([.C927];2)" office:value-type="string" office:string-value="39" calcext:value-type="string">
            <text:p>39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928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29];2)" office:value-type="string" office:string-value="37" calcext:value-type="string">
            <text:p>37</text:p>
          </table:table-cell>
          <table:table-cell table:style-name="ce6" office:value-type="string" calcext:value-type="string">
            <text:p>4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30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31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32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33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34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35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3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37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38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39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4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41];2)" office:value-type="string" office:string-value="32" calcext:value-type="string">
            <text:p>32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1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42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43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44];2)" office:value-type="string" office:string-value="31" calcext:value-type="string">
            <text:p>31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5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6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8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0" calcext:value-type="date">
            <text:p>20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4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50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5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6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58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59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60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961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6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63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64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65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66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67];2)" office:value-type="string" office:string-value="36" calcext:value-type="string">
            <text:p>36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68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69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0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1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2];2)" office:value-type="string" office:string-value="37" calcext:value-type="string">
            <text:p>37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973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4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5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6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7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78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79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980];2)" office:value-type="string" office:string-value="37" calcext:value-type="string">
            <text:p>37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981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982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83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984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85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86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87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8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989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90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91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2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993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5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1" calcext:value-type="date">
            <text:p>21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97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998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999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00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01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02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03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04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5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6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08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09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10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11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12];2)" office:value-type="string" office:string-value="34" calcext:value-type="string">
            <text:p>34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13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14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15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16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17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18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019];2)" office:value-type="string" office:string-value="38" calcext:value-type="string">
            <text:p>38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020];2)" office:value-type="string" office:string-value="38" calcext:value-type="string">
            <text:p>38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021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2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24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5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6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27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29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30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3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32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033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03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35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36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37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38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39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0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1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42];2)" office:value-type="string" office:string-value="31" calcext:value-type="string">
            <text:p>31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3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2" calcext:value-type="date">
            <text:p>22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4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5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6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7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8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4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50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5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2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4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5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5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5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58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05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06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61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062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63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64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65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66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67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6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069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70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71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072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073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074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7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76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07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7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7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8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08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8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8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8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8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3" calcext:value-type="date">
            <text:p>23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1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6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09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09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01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0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0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04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05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06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07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08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09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10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111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12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13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14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15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116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17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18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19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2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2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2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23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24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2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29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4" calcext:value-type="date">
            <text:p>24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3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6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4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8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4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50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5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52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53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54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55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56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157];2)" office:value-type="string" office:string-value="34" calcext:value-type="string">
            <text:p>34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58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159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160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1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161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162];2)" office:value-type="string" office:string-value="37" calcext:value-type="string">
            <text:p>37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163];2)" office:value-type="string" office:string-value="36" calcext:value-type="string">
            <text:p>36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164];2)" office:value-type="string" office:string-value="38" calcext:value-type="string">
            <text:p>38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8°C</text:p>
          </table:table-cell>
          <table:table-cell table:style-name="ce5" table:formula="of:=LEFT([.C1165];2)" office:value-type="string" office:string-value="38" calcext:value-type="string">
            <text:p>38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7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166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167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16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69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5:05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170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7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7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7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7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17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7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177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7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79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0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8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2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5" calcext:value-type="date">
            <text:p>25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8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9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1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3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5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96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198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199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00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01];2)" office:value-type="string" office:string-value="30" calcext:value-type="string">
            <text:p>30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02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03];2)" office:value-type="string" office:string-value="31" calcext:value-type="string">
            <text:p>31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04];2)" office:value-type="string" office:string-value="33" calcext:value-type="string">
            <text:p>33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05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1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06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07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1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08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09];2)" office:value-type="string" office:string-value="35" calcext:value-type="string">
            <text:p>35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10];2)" office:value-type="string" office:string-value="36" calcext:value-type="string">
            <text:p>36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1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2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3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14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5];2)" office:value-type="string" office:string-value="35" calcext:value-type="string">
            <text:p>35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16];2)" office:value-type="string" office:string-value="36" calcext:value-type="string">
            <text:p>36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1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18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19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20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21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22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23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24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25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2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27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28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29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0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1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33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34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6" calcext:value-type="date">
            <text:p>26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7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3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4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45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46];2)" office:value-type="string" office:string-value="29" calcext:value-type="string">
            <text:p>29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47];2)" office:value-type="string" office:string-value="29" calcext:value-type="string">
            <text:p>29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48];2)" office:value-type="string" office:string-value="30" calcext:value-type="string">
            <text:p>30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49];2)" office:value-type="string" office:string-value="32" calcext:value-type="string">
            <text:p>32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6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50];2)" office:value-type="string" office:string-value="32" calcext:value-type="string">
            <text:p>32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51];2)" office:value-type="string" office:string-value="33" calcext:value-type="string">
            <text:p>33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52];2)" office:value-type="string" office:string-value="35" calcext:value-type="string">
            <text:p>35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53];2)" office:value-type="string" office:string-value="35" calcext:value-type="string">
            <text:p>35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254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55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56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6°C</text:p>
          </table:table-cell>
          <table:table-cell table:style-name="ce5" table:formula="of:=LEFT([.C1257];2)" office:value-type="string" office:string-value="36" calcext:value-type="string">
            <text:p>36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258];2)" office:value-type="string" office:string-value="37" calcext:value-type="string">
            <text:p>37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3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7°C</text:p>
          </table:table-cell>
          <table:table-cell table:style-name="ce5" table:formula="of:=LEFT([.C1259];2)" office:value-type="string" office:string-value="37" calcext:value-type="string">
            <text:p>37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60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61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62];2)" office:value-type="string" office:string-value="33" calcext:value-type="string">
            <text:p>33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6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64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65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66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67];2)" office:value-type="string" office:string-value="33" calcext:value-type="string">
            <text:p>33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68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69];2)" office:value-type="string" office:string-value="32" calcext:value-type="string">
            <text:p>32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5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70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271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2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3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5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276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7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78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7" calcext:value-type="date">
            <text:p>27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79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8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81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82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83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6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7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8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89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9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29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29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294];2)" office:value-type="string" office:string-value="32" calcext:value-type="string">
            <text:p>32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95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96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297];2)" office:value-type="string" office:string-value="33" calcext:value-type="string">
            <text:p>33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2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298];2)" office:value-type="string" office:string-value="34" calcext:value-type="string">
            <text:p>34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299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0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1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2];2)" office:value-type="string" office:string-value="35" calcext:value-type="string">
            <text:p>35</text:p>
          </table:table-cell>
          <table:table-cell table:style-name="ce6" office:value-type="string" calcext:value-type="string">
            <text:p>4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3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4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5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6];2)" office:value-type="string" office:string-value="35" calcext:value-type="string">
            <text:p>35</text:p>
          </table:table-cell>
          <table:table-cell table:style-name="ce6" office:value-type="string" calcext:value-type="string">
            <text:p>4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307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08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09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0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11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12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13];2)" office:value-type="string" office:string-value="30" calcext:value-type="string">
            <text:p>30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4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5];2)" office:value-type="string" office:string-value="29" calcext:value-type="string">
            <text:p>29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6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7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18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19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20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2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3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2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8" calcext:value-type="date">
            <text:p>28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2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2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2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2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3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32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33];2)" office:value-type="string" office:string-value="28" calcext:value-type="string">
            <text:p>28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4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5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7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3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0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4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2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43];2)" office:value-type="string" office:string-value="29" calcext:value-type="string">
            <text:p>29</text:p>
          </table:table-cell>
          <table:table-cell table:style-name="ce6" office:value-type="string" calcext:value-type="string">
            <text:p>3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44];2)" office:value-type="string" office:string-value="30" calcext:value-type="string">
            <text:p>30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45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46];2)" office:value-type="string" office:string-value="31" calcext:value-type="string">
            <text:p>31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47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348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Biến đổi tại 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49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50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51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52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53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354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55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56];2)" office:value-type="string" office:string-value="27" calcext:value-type="string">
            <text:p>27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2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57];2)" office:value-type="string" office:string-value="27" calcext:value-type="string">
            <text:p>27</text:p>
          </table:table-cell>
          <table:table-cell table:style-name="ce6" office:value-type="string" calcext:value-type="string">
            <text:p>3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5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Sấm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6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2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1">
          <table:table-cell table:style-name="ce1" office:value-type="date" office:date-value="2014-06-29" calcext:value-type="date">
            <text:p>29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ưa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8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8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8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8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1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39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3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394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39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96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397];2)" office:value-type="string" office:string-value="31" calcext:value-type="string">
            <text:p>31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398];2)" office:value-type="string" office:string-value="32" calcext:value-type="string">
            <text:p>32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399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400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401];2)" office:value-type="string" office:string-value="33" calcext:value-type="string">
            <text:p>33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402];2)" office:value-type="string" office:string-value="34" calcext:value-type="string">
            <text:p>34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6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34°C</text:p>
          </table:table-cell>
          <table:table-cell table:style-name="ce5" table:formula="of:=LEFT([.C1403];2)" office:value-type="string" office:string-value="34" calcext:value-type="string">
            <text:p>34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35°C</text:p>
          </table:table-cell>
          <table:table-cell table:style-name="ce5" table:formula="of:=LEFT([.C1404];2)" office:value-type="string" office:string-value="35" calcext:value-type="string">
            <text:p>35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33°C</text:p>
          </table:table-cell>
          <table:table-cell table:style-name="ce5" table:formula="of:=LEFT([.C1405];2)" office:value-type="string" office:string-value="33" calcext:value-type="string">
            <text:p>33</text:p>
          </table:table-cell>
          <table:table-cell table:style-name="ce6" office:value-type="string" calcext:value-type="string">
            <text:p>4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3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32°C</text:p>
          </table:table-cell>
          <table:table-cell table:style-name="ce5" table:formula="of:=LEFT([.C1406];2)" office:value-type="string" office:string-value="32" calcext:value-type="string">
            <text:p>32</text:p>
          </table:table-cell>
          <table:table-cell table:style-name="ce6" office:value-type="string" calcext:value-type="string">
            <text:p>3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7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407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408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31°C</text:p>
          </table:table-cell>
          <table:table-cell table:style-name="ce5" table:formula="of:=LEFT([.C1409];2)" office:value-type="string" office:string-value="31" calcext:value-type="string">
            <text:p>31</text:p>
          </table:table-cell>
          <table:table-cell table:style-name="ce6" office:value-type="string" calcext:value-type="string">
            <text:p>3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410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411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412];2)" office:value-type="string" office:string-value="30" calcext:value-type="string">
            <text:p>30</text:p>
          </table:table-cell>
          <table:table-cell table:style-name="ce6" office:value-type="string" calcext:value-type="string">
            <text:p>3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5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413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30°C</text:p>
          </table:table-cell>
          <table:table-cell table:style-name="ce5" table:formula="of:=LEFT([.C1414];2)" office:value-type="string" office:string-value="30" calcext:value-type="string">
            <text:p>30</text:p>
          </table:table-cell>
          <table:table-cell table:style-name="ce6" office:value-type="string" calcext:value-type="string">
            <text:p>3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15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16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9°C</text:p>
          </table:table-cell>
          <table:table-cell table:style-name="ce5" table:formula="of:=LEFT([.C1417];2)" office:value-type="string" office:string-value="29" calcext:value-type="string">
            <text:p>29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18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19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2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20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  <table:table-cell/>
        </table:table-row>
        <table:table-row table:style-name="ro1">
          <table:table-cell table:style-name="ce1" office:value-type="date" office:date-value="2014-06-30" calcext:value-type="date">
            <text:p>30/06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1421];2)" office:value-type="string" office:string-value="28" calcext:value-type="string">
            <text:p>28</text:p>
          </table:table-cell>
          <table:table-cell table:style-name="ce6" office:value-type="string" calcext:value-type="string">
            <text:p>3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00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  <table:table-cell/>
        </table:table-row>
        <table:table-row table:style-name="ro1" table:number-rows-repeated="5">
          <table:table-cell/>
          <table:table-cell table:style-name="ce4"/>
          <table:table-cell table:style-name="ce5" table:number-columns-repeated="2"/>
          <table:table-cell table:style-name="ce6" table:number-columns-repeated="3"/>
          <table:table-cell table:style-name="ce4"/>
          <table:table-cell table:style-name="ce6" table:number-columns-repeated="2"/>
          <table:table-cell table:style-name="ce7"/>
          <table:table-cell table:style-name="ce6"/>
          <table:table-cell/>
        </table:table-row>
        <table:table-row table:style-name="ro1" table:number-rows-repeated="104714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8:39:03.386131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1T08:41:50.949920828</dc:date>
    <meta:editing-duration>PT19M36S</meta:editing-duration>
    <meta:editing-cycles>4</meta:editing-cycles>
    <meta:generator>LibreOffice/6.4.6.2$Linux_X86_64 LibreOffice_project/40$Build-2</meta:generator>
    <meta:document-statistic meta:table-count="1" meta:cell-count="15625" meta:object-count="0"/>
  </office:meta>
</office:document-meta>
</file>